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cdcdfb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ff494" draw:textarea-vertical-align="middle"/>
    </style:style>
    <style:style style:name="gr7" style:family="graphic" style:parent-style-name="standard">
      <style:graphic-properties draw:fill="solid" draw:fill-color="#cdcdfb" draw:textarea-vertical-align="middle"/>
    </style:style>
    <style:style style:name="gr8" style:family="graphic" style:parent-style-name="standard">
      <style:graphic-properties draw:fill="solid" draw:fill-color="#a9e2a9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cdcdfb" draw:textarea-vertical-align="middle"/>
    </style:style>
    <style:style style:name="gr10" style:family="graphic" style:parent-style-name="standard">
      <style:graphic-properties draw:fill="solid" draw:fill-color="#e2a9a9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fill-color="#cdcdfb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8" draw:id="id8" draw:layer="layout" svg:width="3.302cm" svg:height="1.016cm" svg:x="9.144cm" svg:y="0.508cm">
          <text:p text:style-name="P1"><text:span text:style-name="T1">Charac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302cm" svg:height="1.016cm" svg:x="6.604cm" svg:y="3.81cm">
          <text:p text:style-name="P1"><text:span text:style-name="T1">Attribu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02cm" svg:height="1.016cm" svg:x="1.27cm" svg:y="1.524cm">
          <text:p text:style-name="P1"><text:span text:style-name="T1">Streng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302cm" svg:height="1.016cm" svg:x="1.245cm" svg:y="2.834cm">
          <text:p text:style-name="P1"><text:span text:style-name="T1">Dexter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302cm" svg:height="1.016cm" svg:x="1.245cm" svg:y="4.098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302cm" svg:height="1.016cm" svg:x="1.245cm" svg:y="5.363cm">
          <text:p text:style-name="P1"><text:span text:style-name="T1">Intellige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302cm" svg:height="1.016cm" svg:x="1.245cm" svg:y="6.628cm">
          <text:p text:style-name="P1"><text:span text:style-name="T1">Wisd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302cm" svg:height="1.016cm" svg:x="1.245cm" svg:y="7.874cm">
          <text:p text:style-name="P1"><text:span text:style-name="T1">Charism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604cm" svg:y1="4.318cm" svg:x2="4.572cm" svg:y2="2.032cm" draw:start-shape="id1" draw:start-glue-point="3" draw:end-shape="id2" draw:end-glue-point="1" svg:d="M6604 4318h-1016v-2286h-1016">
          <text:p/>
        </draw:connector>
        <draw:connector draw:style-name="gr2" draw:text-style-name="P1" draw:layer="layout" svg:x1="6.604cm" svg:y1="4.318cm" svg:x2="4.547cm" svg:y2="3.342cm" draw:start-shape="id1" draw:start-glue-point="3" draw:end-shape="id3" draw:end-glue-point="1" svg:d="M6604 4318h-1028v-976h-1029">
          <text:p/>
        </draw:connector>
        <draw:connector draw:style-name="gr2" draw:text-style-name="P1" draw:layer="layout" svg:x1="6.604cm" svg:y1="4.318cm" svg:x2="4.547cm" svg:y2="4.606cm" draw:start-shape="id1" draw:start-glue-point="3" draw:end-shape="id4" svg:d="M6604 4318h-1028v288h-1029">
          <text:p/>
        </draw:connector>
        <draw:connector draw:style-name="gr2" draw:text-style-name="P1" draw:layer="layout" svg:x1="6.604cm" svg:y1="4.318cm" svg:x2="4.547cm" svg:y2="5.871cm" draw:start-shape="id1" draw:start-glue-point="3" draw:end-shape="id5" draw:end-glue-point="1" svg:d="M6604 4318h-1028v1553h-1029">
          <text:p/>
        </draw:connector>
        <draw:connector draw:style-name="gr2" draw:text-style-name="P1" draw:layer="layout" svg:x1="6.604cm" svg:y1="4.318cm" svg:x2="4.547cm" svg:y2="7.136cm" draw:start-shape="id1" draw:start-glue-point="3" draw:end-shape="id6" svg:d="M6604 4318h-1028v2818h-1029">
          <text:p/>
        </draw:connector>
        <draw:connector draw:style-name="gr2" draw:text-style-name="P1" draw:layer="layout" svg:x1="6.604cm" svg:y1="4.318cm" svg:x2="4.547cm" svg:y2="8.382cm" draw:start-shape="id1" draw:end-shape="id7" draw:end-glue-point="1" svg:d="M6604 4318h-1028v4064h-1029">
          <text:p/>
        </draw:connector>
        <draw:connector draw:style-name="gr2" draw:text-style-name="P1" draw:layer="layout" svg:x1="10.795cm" svg:y1="1.524cm" svg:x2="9.906cm" svg:y2="4.318cm" draw:start-shape="id8" draw:start-glue-point="2" draw:end-shape="id1" draw:end-glue-point="1" svg:d="M10795 1524v2794h-889">
          <text:p/>
        </draw:connector>
        <draw:custom-shape draw:style-name="gr1" draw:text-style-name="P2" xml:id="id9" draw:id="id9" draw:layer="layout" svg:width="3.302cm" svg:height="1.016cm" svg:x="5.334cm" svg:y="10.922cm">
          <text:p text:style-name="P1"><text:span text:style-name="T1">Ski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95cm" svg:y1="1.524cm" svg:x2="8.636cm" svg:y2="11.43cm" draw:start-shape="id8" draw:start-glue-point="2" draw:end-shape="id9" draw:end-glue-point="1" svg:d="M10795 1524v9906h-2159">
          <text:p/>
        </draw:connector>
        <draw:custom-shape draw:style-name="gr1" draw:text-style-name="P2" xml:id="id14" draw:id="id14" draw:layer="layout" svg:width="3.302cm" svg:height="1.016cm" svg:x="17.272cm" svg:y="9.144cm">
          <text:p text:style-name="P1"><text:span text:style-name="T1">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302cm" svg:height="1.016cm" svg:x="12.192cm" svg:y="6.35cm">
          <text:p text:style-name="P1"><text:span text:style-name="T1">Heal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302cm" svg:height="1.016cm" svg:x="17.272cm" svg:y="5.334cm">
          <text:p text:style-name="P1"><text:span text:style-name="T1">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302cm" svg:height="1.016cm" svg:x="17.272cm" svg:y="6.604cm">
          <text:p text:style-name="P1"><text:span text:style-name="T1">Hit D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302cm" svg:height="1.016cm" svg:x="17.272cm" svg:y="7.874cm">
          <text:p text:style-name="P1"><text:span text:style-name="T1">Dama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494cm" svg:y1="6.858cm" svg:x2="17.272cm" svg:y2="5.842cm" draw:start-shape="id10" draw:start-glue-point="1" draw:end-shape="id11" draw:end-glue-point="3" svg:d="M15494 6858h889v-1016h889">
          <text:p/>
        </draw:connector>
        <draw:connector draw:style-name="gr2" draw:text-style-name="P1" draw:layer="layout" svg:x1="15.494cm" svg:y1="6.858cm" svg:x2="17.272cm" svg:y2="7.112cm" draw:start-shape="id10" draw:start-glue-point="1" draw:end-shape="id12" draw:end-glue-point="3" svg:d="M15494 6858h889v254h889">
          <text:p/>
        </draw:connector>
        <draw:connector draw:style-name="gr2" draw:text-style-name="P1" draw:layer="layout" svg:x1="15.494cm" svg:y1="6.858cm" svg:x2="17.272cm" svg:y2="8.382cm" draw:start-shape="id10" draw:start-glue-point="1" draw:end-shape="id13" svg:d="M15494 6858h889v1524h889">
          <text:p/>
        </draw:connector>
        <draw:custom-shape draw:style-name="gr1" draw:text-style-name="P2" xml:id="id22" draw:id="id22" draw:layer="layout" svg:width="3.302cm" svg:height="1.016cm" svg:x="23.622cm" svg:y="2.794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3.302cm" svg:height="1.016cm" svg:x="23.622cm" svg:y="1.577cm">
          <text:p text:style-name="P1"><text:span text:style-name="T1">R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302cm" svg:height="1.016cm" svg:x="23.622cm" svg:y="4.064cm">
          <text:p text:style-name="P1"><text:span text:style-name="T1">X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192cm" svg:y1="6.858cm" svg:x2="10.795cm" svg:y2="1.524cm" draw:start-shape="id10" draw:start-glue-point="3" draw:end-shape="id8" draw:end-glue-point="2" svg:d="M12192 6858h-1397v-5334">
          <text:p/>
        </draw:connector>
        <draw:connector draw:style-name="gr2" draw:text-style-name="P1" draw:layer="layout" svg:x1="15.494cm" svg:y1="6.858cm" svg:x2="17.272cm" svg:y2="9.652cm" draw:start-shape="id10" draw:start-glue-point="1" draw:end-shape="id14" svg:d="M15494 6858h889v2794h889">
          <text:p/>
        </draw:connector>
        <draw:custom-shape draw:style-name="gr1" draw:text-style-name="P2" xml:id="id15" draw:id="id15" draw:layer="layout" svg:width="3.302cm" svg:height="1.016cm" svg:x="5.334cm" svg:y="13.208cm">
          <text:p text:style-name="P1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.302cm" svg:height="1.016cm" svg:x="9.144cm" svg:y="18.542cm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95cm" svg:y1="1.524cm" svg:x2="8.636cm" svg:y2="13.716cm" draw:start-shape="id8" draw:start-glue-point="2" draw:end-shape="id15" draw:end-glue-point="1" svg:d="M10795 1524v12192h-2159">
          <text:p/>
        </draw:connector>
        <draw:connector draw:style-name="gr2" draw:text-style-name="P1" draw:layer="layout" svg:x1="10.795cm" svg:y1="1.524cm" svg:x2="10.795cm" svg:y2="18.542cm" draw:start-shape="id8" draw:start-glue-point="2" draw:end-shape="id16" svg:d="M10795 1524v17018">
          <text:p/>
        </draw:connector>
        <draw:custom-shape draw:style-name="gr1" draw:text-style-name="P2" xml:id="id17" draw:id="id17" draw:layer="layout" svg:width="3.302cm" svg:height="1.016cm" svg:x="14.224cm" svg:y="11.43cm">
          <text:p text:style-name="P1"><text:span text:style-name="T1">Comb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302cm" svg:height="1.016cm" svg:x="21.844cm" svg:y="12.7cm">
          <text:p text:style-name="P1"><text:span text:style-name="T1">Mel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3.302cm" svg:height="1.016cm" svg:x="21.844cm" svg:y="13.97cm">
          <text:p text:style-name="P1"><text:span text:style-name="T1">Rang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526cm" svg:y1="11.938cm" svg:x2="21.844cm" svg:y2="13.208cm" draw:start-shape="id17" draw:start-glue-point="1" draw:end-shape="id18" draw:end-glue-point="3" svg:d="M17526 11938h2159v1270h2159">
          <text:p/>
        </draw:connector>
        <draw:connector draw:style-name="gr2" draw:text-style-name="P1" draw:layer="layout" svg:x1="17.526cm" svg:y1="11.938cm" svg:x2="21.844cm" svg:y2="14.478cm" draw:start-shape="id17" draw:start-glue-point="1" draw:end-shape="id19" draw:end-glue-point="3" svg:d="M17526 11938h2159v2540h2159">
          <text:p/>
        </draw:connector>
        <draw:connector draw:style-name="gr2" draw:text-style-name="P1" draw:layer="layout" svg:x1="10.795cm" svg:y1="1.524cm" svg:x2="14.224cm" svg:y2="11.938cm" draw:start-shape="id8" draw:start-glue-point="2" draw:end-shape="id17" draw:end-glue-point="3" svg:d="M10795 1524v10414h3429">
          <text:p/>
        </draw:connector>
        <draw:custom-shape draw:style-name="gr1" draw:text-style-name="P2" xml:id="id20" draw:id="id20" draw:layer="layout" svg:width="3.302cm" svg:height="1.016cm" svg:x="16.256cm" svg:y="1.831cm">
          <text:p text:style-name="P1"><text:span text:style-name="T1">Sta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558cm" svg:y1="2.339cm" svg:x2="23.622cm" svg:y2="2.085cm" draw:start-shape="id20" draw:start-glue-point="1" draw:end-shape="id21" draw:end-glue-point="3" svg:d="M19558 2339h2032v-254h2032">
          <text:p/>
        </draw:connector>
        <draw:connector draw:style-name="gr2" draw:text-style-name="P1" draw:layer="layout" svg:x1="19.558cm" svg:y1="2.339cm" svg:x2="23.622cm" svg:y2="3.302cm" draw:start-shape="id20" draw:start-glue-point="1" draw:end-shape="id22" draw:end-glue-point="3" svg:d="M19558 2339h2032v963h2032">
          <text:p/>
        </draw:connector>
        <draw:connector draw:style-name="gr2" draw:text-style-name="P1" draw:layer="layout" svg:x1="19.558cm" svg:y1="2.339cm" svg:x2="23.622cm" svg:y2="4.572cm" draw:start-shape="id20" draw:start-glue-point="1" draw:end-shape="id23" draw:end-glue-point="3" svg:d="M19558 2339h2032v2233h2032">
          <text:p/>
        </draw:connector>
        <draw:connector draw:style-name="gr2" draw:text-style-name="P1" draw:layer="layout" svg:x1="16.256cm" svg:y1="2.339cm" svg:x2="10.795cm" svg:y2="1.524cm" draw:start-shape="id20" draw:start-glue-point="3" draw:end-shape="id8" draw:end-glue-point="2" svg:d="M16256 2339h-5461v-815">
          <text:p/>
        </draw:connector>
        <draw:custom-shape draw:style-name="gr1" draw:text-style-name="P2" xml:id="id24" draw:id="id24" draw:layer="layout" svg:width="3.302cm" svg:height="1.016cm" svg:x="15.494cm" svg:y="15.24cm">
          <text:p text:style-name="P1"><text:span text:style-name="T1">Spell At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3.302cm" svg:height="1.016cm" svg:x="15.494cm" svg:y="16.51cm">
          <text:p text:style-name="P1"><text:span text:style-name="T1">Spell Sa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3.302cm" svg:height="1.016cm" svg:x="15.494cm" svg:y="17.78cm">
          <text:p text:style-name="P1"><text:span text:style-name="T1">Spell Slo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3.302cm" svg:height="1.016cm" svg:x="15.494cm" svg:y="19.05cm">
          <text:p text:style-name="P1"><text:span text:style-name="T1">Prepar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46cm" svg:y1="19.05cm" svg:x2="15.494cm" svg:y2="15.748cm" draw:start-shape="id16" draw:start-glue-point="1" draw:end-shape="id24" draw:end-glue-point="3" svg:d="M12446 19050h1524v-3302h1524">
          <text:p/>
        </draw:connector>
        <draw:connector draw:style-name="gr2" draw:text-style-name="P1" draw:layer="layout" svg:x1="12.446cm" svg:y1="19.05cm" svg:x2="15.494cm" svg:y2="17.018cm" draw:start-shape="id16" draw:start-glue-point="1" draw:end-shape="id25" draw:end-glue-point="3" svg:d="M12446 19050h1524v-2032h1524">
          <text:p/>
        </draw:connector>
        <draw:connector draw:style-name="gr2" draw:text-style-name="P1" draw:layer="layout" svg:x1="12.446cm" svg:y1="19.05cm" svg:x2="15.494cm" svg:y2="18.288cm" draw:start-shape="id16" draw:start-glue-point="1" draw:end-shape="id26" draw:end-glue-point="3" svg:d="M12446 19050h1524v-762h1524">
          <text:p/>
        </draw:connector>
        <draw:connector draw:style-name="gr2" draw:text-style-name="P1" draw:layer="layout" svg:x1="12.446cm" svg:y1="19.05cm" svg:x2="15.494cm" svg:y2="19.558cm" draw:start-shape="id16" draw:start-glue-point="1" draw:end-shape="id27" draw:end-glue-point="3" svg:d="M12446 19050h1524v508h1524">
          <text:p/>
        </draw:connector>
        <draw:custom-shape draw:style-name="gr1" draw:text-style-name="P2" xml:id="id28" draw:id="id28" draw:layer="layout" svg:width="3.302cm" svg:height="1.016cm" svg:x="17.272cm" svg:y="4.01cm">
          <text:p text:style-name="P1"><text:span text:style-name="T1">Spe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494cm" svg:y1="6.858cm" svg:x2="17.272cm" svg:y2="4.518cm" draw:start-shape="id10" draw:start-glue-point="1" draw:end-shape="id28" svg:d="M15494 6858h889v-2340h889">
          <text:p/>
        </draw:connector>
        <draw:custom-shape draw:style-name="gr1" draw:text-style-name="P2" xml:id="id29" draw:id="id29" draw:layer="layout" svg:width="3.302cm" svg:height="1.016cm" svg:x="23.622cm" svg:y="0.307cm"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558cm" svg:y1="2.339cm" svg:x2="23.622cm" svg:y2="0.815cm" draw:start-shape="id20" draw:start-glue-point="1" draw:end-shape="id29" draw:end-glue-point="3" svg:d="M19558 2339h2032v-1524h2032">
          <text:p/>
        </draw:connector>
        <draw:custom-shape draw:style-name="gr1" draw:text-style-name="P2" xml:id="id30" draw:id="id30" draw:layer="layout" svg:width="3.302cm" svg:height="1.016cm" svg:x="21.844cm" svg:y="11.43cm">
          <text:p text:style-name="P2"><text:span text:style-name="T1">Mele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526cm" svg:y1="11.938cm" svg:x2="21.844cm" svg:y2="11.938cm" draw:start-shape="id17" draw:start-glue-point="1" draw:end-shape="id30" draw:end-glue-point="3" svg:d="M17526 11938h431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31" draw:id="id31" draw:layer="layout" svg:width="3.302cm" svg:height="1.016cm" svg:x="1.524cm" svg:y="1.524cm">
          <text:p text:style-name="P2"><text:span text:style-name="T1">Charac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2" draw:id="id32" draw:layer="layout" svg:width="3.302cm" svg:height="1.016cm" svg:x="3.81cm" svg:y="4.318cm">
          <text:p text:style-name="P2"><text:span text:style-name="T1">Attribut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75cm" svg:y1="2.54cm" svg:x2="3.81cm" svg:y2="4.826cm" draw:start-shape="id31" draw:start-glue-point="2" draw:end-shape="id32" draw:end-glue-point="3" svg:d="M3175 2540v2286h635">
          <text:p/>
        </draw:connector>
        <draw:custom-shape draw:style-name="gr1" draw:text-style-name="P2" xml:id="id33" draw:id="id33" draw:layer="layout" svg:width="3.302cm" svg:height="1.016cm" svg:x="3.81cm" svg:y="8.128cm">
          <text:p text:style-name="P2"><text:span text:style-name="T1">Ski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175cm" svg:y1="2.54cm" svg:x2="3.81cm" svg:y2="8.636cm" draw:start-shape="id31" draw:start-glue-point="2" draw:end-shape="id33" draw:end-glue-point="3" svg:d="M3175 2540v6096h635">
          <text:p/>
        </draw:connector>
        <draw:custom-shape draw:style-name="gr1" draw:text-style-name="P2" xml:id="id34" draw:id="id34" draw:layer="layout" svg:width="3.302cm" svg:height="1.016cm" svg:x="3.81cm" svg:y="5.588cm">
          <text:p text:style-name="P2"><text:span text:style-name="T1">Heal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81cm" svg:y1="6.096cm" svg:x2="3.175cm" svg:y2="2.54cm" draw:start-shape="id34" draw:start-glue-point="3" draw:end-shape="id31" draw:end-glue-point="2" svg:d="M3810 6096h-635v-3556">
          <text:p/>
        </draw:connector>
        <draw:custom-shape draw:style-name="gr1" draw:text-style-name="P2" xml:id="id35" draw:id="id35" draw:layer="layout" svg:width="3.302cm" svg:height="1.016cm" svg:x="3.81cm" svg:y="9.452cm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3.302cm" svg:height="1.016cm" svg:x="3.81cm" svg:y="10.822cm">
          <text:p text:style-name="P2"><text:span text:style-name="T1">Magi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75cm" svg:y1="2.54cm" svg:x2="3.81cm" svg:y2="9.96cm" draw:start-shape="id31" draw:start-glue-point="2" draw:end-shape="id35" draw:end-glue-point="3" svg:d="M3175 2540v7420h635">
          <text:p/>
        </draw:connector>
        <draw:connector draw:style-name="gr2" draw:text-style-name="P1" draw:layer="layout" svg:x1="3.175cm" svg:y1="2.54cm" svg:x2="3.81cm" svg:y2="11.33cm" draw:start-shape="id31" draw:start-glue-point="2" draw:end-shape="id36" draw:end-glue-point="3" svg:d="M3175 2540v8790h635">
          <text:p/>
        </draw:connector>
        <draw:custom-shape draw:style-name="gr1" draw:text-style-name="P2" xml:id="id37" draw:id="id37" draw:layer="layout" svg:width="3.302cm" svg:height="1.016cm" svg:x="3.81cm" svg:y="6.858cm">
          <text:p text:style-name="P2"><text:span text:style-name="T1">Comb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75cm" svg:y1="2.54cm" svg:x2="3.81cm" svg:y2="7.366cm" draw:start-shape="id31" draw:start-glue-point="2" draw:end-shape="id37" draw:end-glue-point="3" svg:d="M3175 2540v4826h635">
          <text:p/>
        </draw:connector>
        <draw:custom-shape draw:style-name="gr1" draw:text-style-name="P2" xml:id="id38" draw:id="id38" draw:layer="layout" svg:width="3.302cm" svg:height="1.016cm" svg:x="3.81cm" svg:y="3.094cm">
          <text:p text:style-name="P2"><text:span text:style-name="T1">Sta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81cm" svg:y1="3.602cm" svg:x2="3.175cm" svg:y2="2.54cm" draw:start-shape="id38" draw:start-glue-point="3" draw:end-shape="id31" draw:end-glue-point="2" svg:d="M3810 3602h-635v-1062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1" xml:id="id39" draw:id="id39" draw:layer="layout" svg:width="1.27cm" svg:height="1.27cm" svg:x="0.508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xml:id="id40" draw:id="id40" draw:layer="layout" svg:width="3.048cm" svg:height="1.27cm" svg:x="3.048cm" svg:y="3.302cm">
          <text:p text:style-name="P1">dnd</text:p>
        </draw:rect>
        <draw:rect draw:style-name="gr7" draw:text-style-name="P1" xml:id="id41" draw:id="id41" draw:layer="layout" svg:width="3.048cm" svg:height="1.27cm" svg:x="3.048cm" svg:y="6.731cm">
          <text:p text:style-name="P1">dnd</text:p>
        </draw:rect>
        <draw:rect draw:style-name="gr8" draw:text-style-name="P1" xml:id="id42" draw:id="id42" draw:layer="layout" svg:width="3.048cm" svg:height="1.27cm" svg:x="3.048cm" svg:y="10.16cm">
          <text:p text:style-name="P1">dndDB</text:p>
        </draw:rect>
        <draw:connector draw:style-name="gr3" draw:text-style-name="P1" draw:layer="layout" svg:x1="1.143cm" svg:y1="1.524cm" svg:x2="3.048cm" svg:y2="3.937cm" draw:start-shape="id39" draw:start-glue-point="8" draw:end-shape="id40" draw:end-glue-point="3" svg:d="M1143 1524v2413h1905">
          <text:p/>
        </draw:connector>
        <draw:connector draw:style-name="gr3" draw:text-style-name="P1" draw:layer="layout" svg:x1="1.143cm" svg:y1="1.524cm" svg:x2="3.048cm" svg:y2="7.366cm" draw:start-shape="id39" draw:start-glue-point="8" draw:end-shape="id41" draw:end-glue-point="3" svg:d="M1143 1524v5842h1905">
          <text:p/>
        </draw:connector>
        <draw:connector draw:style-name="gr3" draw:text-style-name="P1" draw:layer="layout" svg:x1="1.143cm" svg:y1="1.524cm" svg:x2="3.048cm" svg:y2="10.795cm" draw:start-shape="id39" draw:start-glue-point="8" draw:end-shape="id42" draw:end-glue-point="3" svg:d="M1143 1524v9271h1905">
          <text:p/>
        </draw:connector>
        <draw:rect draw:style-name="gr6" draw:text-style-name="P1" xml:id="id43" draw:id="id43" draw:layer="layout" svg:width="3.81cm" svg:height="1.27cm" svg:x="8.382cm" svg:y="0.762cm">
          <text:p text:style-name="P1">newChar</text:p>
        </draw:rect>
        <draw:rect draw:style-name="gr6" draw:text-style-name="P1" xml:id="id44" draw:id="id44" draw:layer="layout" svg:width="3.81cm" svg:height="1.27cm" svg:x="8.382cm" svg:y="2.54cm">
          <text:p text:style-name="P1">charSheet</text:p>
        </draw:rect>
        <draw:connector draw:style-name="gr3" draw:text-style-name="P1" draw:layer="layout" svg:x1="6.096cm" svg:y1="3.937cm" svg:x2="8.382cm" svg:y2="1.397cm" draw:start-shape="id40" draw:start-glue-point="1" draw:end-shape="id43" draw:end-glue-point="3" svg:d="M6096 3937h1143v-2540h1143">
          <text:p/>
        </draw:connector>
        <draw:connector draw:style-name="gr3" draw:text-style-name="P1" draw:layer="layout" svg:x1="6.096cm" svg:y1="3.937cm" svg:x2="8.382cm" svg:y2="3.175cm" draw:start-shape="id40" draw:start-glue-point="1" draw:end-shape="id44" draw:end-glue-point="3" svg:d="M6096 3937h1143v-762h1143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9" draw:text-style-name="P1" draw:layer="layout" draw:type="line" svg:x1="14.605cm" svg:y1="7.525cm" svg:x2="10.703cm" svg:y2="3.771cm" draw:start-shape="id45" draw:start-glue-point="0" draw:end-shape="id46" draw:end-glue-point="2" svg:d="M14605 7525l-3902-3754">
          <text:p/>
        </draw:connector>
        <draw:rect draw:style-name="gr6" draw:text-style-name="P1" xml:id="id47" draw:id="id47" draw:layer="layout" svg:width="3.81cm" svg:height="1.27cm" svg:x="1.27cm" svg:y="0.762cm">
          <text:p text:style-name="P1">newChar</text:p>
        </draw:rect>
        <draw:rect draw:style-name="gr6" draw:text-style-name="P1" xml:id="id49" draw:id="id49" draw:layer="layout" svg:width="4.826cm" svg:height="1.111cm" svg:x="5.588cm" svg:y="9.271cm">
          <text:p text:style-name="P1">newAbilities</text:p>
        </draw:rect>
        <draw:rect draw:style-name="gr6" draw:text-style-name="P1" xml:id="id53" draw:id="id53" draw:layer="layout" svg:width="4.826cm" svg:height="1.111cm" svg:x="5.588cm" svg:y="18.447cm">
          <text:p text:style-name="P1">abilitiesRoles</text:p>
        </draw:rect>
        <draw:rect draw:style-name="gr6" draw:text-style-name="P1" xml:id="id48" draw:id="id48" draw:layer="layout" svg:width="4.826cm" svg:height="1.111cm" svg:x="5.588cm" svg:y="7.779cm">
          <text:p text:style-name="P1">newStats</text:p>
        </draw:rect>
        <draw:rect draw:style-name="gr6" draw:text-style-name="P1" xml:id="id50" draw:id="id50" draw:layer="layout" svg:width="4.826cm" svg:height="1.111cm" svg:x="5.588cm" svg:y="10.827cm">
          <text:p text:style-name="P1">newSkills</text:p>
        </draw:rect>
        <draw:rect draw:style-name="gr6" draw:text-style-name="P1" xml:id="id51" draw:id="id51" draw:layer="layout" svg:width="4.826cm" svg:height="1.112cm" svg:x="5.588cm" svg:y="13.271cm">
          <text:p text:style-name="P1">newEquipment</text:p>
        </draw:rect>
        <draw:rect draw:style-name="gr6" draw:text-style-name="P1" xml:id="id52" draw:id="id52" draw:layer="layout" svg:width="4.826cm" svg:height="1.111cm" svg:x="5.588cm" svg:y="14.827cm">
          <text:p text:style-name="P1">newSpells</text:p>
        </draw:rect>
        <draw:connector draw:style-name="gr3" draw:text-style-name="P1" draw:layer="layout" svg:x1="3.175cm" svg:y1="2.032cm" svg:x2="5.588cm" svg:y2="8.334cm" draw:start-shape="id47" draw:start-glue-point="2" draw:end-shape="id48" draw:end-glue-point="3" svg:d="M3175 2032v6302h2413">
          <text:p/>
        </draw:connector>
        <draw:connector draw:style-name="gr3" draw:text-style-name="P1" draw:layer="layout" svg:x1="3.175cm" svg:y1="2.032cm" svg:x2="5.588cm" svg:y2="9.826cm" draw:start-shape="id47" draw:start-glue-point="2" draw:end-shape="id49" draw:end-glue-point="3" svg:d="M3175 2032v7794h2413">
          <text:p/>
        </draw:connector>
        <draw:connector draw:style-name="gr3" draw:text-style-name="P1" draw:layer="layout" svg:x1="3.175cm" svg:y1="2.032cm" svg:x2="5.588cm" svg:y2="11.382cm" draw:start-shape="id47" draw:start-glue-point="2" draw:end-shape="id50" draw:end-glue-point="3" svg:d="M3175 2032v9350h2413">
          <text:p/>
        </draw:connector>
        <draw:connector draw:style-name="gr3" draw:text-style-name="P1" draw:layer="layout" svg:x1="3.175cm" svg:y1="2.032cm" svg:x2="5.588cm" svg:y2="13.827cm" draw:start-shape="id47" draw:start-glue-point="2" draw:end-shape="id51" draw:end-glue-point="3" svg:d="M3175 2032v11795h2413">
          <text:p/>
        </draw:connector>
        <draw:connector draw:style-name="gr3" draw:text-style-name="P1" draw:layer="layout" svg:x1="3.175cm" svg:y1="2.032cm" svg:x2="5.588cm" svg:y2="15.382cm" draw:start-shape="id47" draw:start-glue-point="2" draw:end-shape="id52" draw:end-glue-point="3" svg:d="M3175 2032v13350h2413">
          <text:p/>
        </draw:connector>
        <draw:connector draw:style-name="gr3" draw:text-style-name="P1" draw:layer="layout" svg:x1="3.175cm" svg:y1="2.032cm" svg:x2="5.588cm" svg:y2="19.002cm" draw:start-shape="id47" draw:start-glue-point="2" draw:end-shape="id53" draw:end-glue-point="3" svg:d="M3175 2032v16970h2413">
          <text:p/>
        </draw:connector>
        <draw:rect draw:style-name="gr10" draw:text-style-name="P1" xml:id="id54" draw:id="id54" draw:layer="layout" svg:width="5.334cm" svg:height="1.27cm" svg:x="8.128cm" svg:y="0.762cm">
          <text:p text:style-name="P1">newChar()</text:p>
        </draw:rect>
        <draw:connector draw:style-name="gr3" draw:text-style-name="P1" draw:layer="layout" svg:x1="5.08cm" svg:y1="1.397cm" svg:x2="8.128cm" svg:y2="1.397cm" draw:start-shape="id47" draw:start-glue-point="1" draw:end-shape="id54" draw:end-glue-point="3" svg:d="M5080 1397h3048">
          <text:p/>
        </draw:connector>
        <draw:rect draw:style-name="gr10" draw:text-style-name="P1" xml:id="id55" draw:id="id55" draw:layer="layout" svg:width="4.826cm" svg:height="1.111cm" svg:x="11.938cm" svg:y="18.383cm">
          <text:p text:style-name="P1">Button</text:p>
        </draw:rect>
        <draw:connector draw:style-name="gr3" draw:text-style-name="P1" draw:layer="layout" svg:x1="10.414cm" svg:y1="19.002cm" svg:x2="11.938cm" svg:y2="18.938cm" draw:start-shape="id53" draw:start-glue-point="1" draw:end-shape="id55" draw:end-glue-point="3" svg:d="M10414 19002h762v-64h762">
          <text:p/>
        </draw:connector>
        <draw:rect draw:style-name="gr10" draw:text-style-name="P1" xml:id="id45" draw:id="id45" draw:layer="layout" svg:width="4.826cm" svg:height="1.111cm" svg:x="12.192cm" svg:y="7.525cm">
          <text:p text:style-name="P1">Button</text:p>
        </draw:rect>
        <draw:connector draw:style-name="gr3" draw:text-style-name="P1" draw:layer="layout" svg:x1="10.414cm" svg:y1="8.334cm" svg:x2="12.192cm" svg:y2="8.08cm" draw:start-shape="id48" draw:start-glue-point="1" draw:end-shape="id45" draw:end-glue-point="3" svg:d="M10414 8334h889v-254h889">
          <text:p/>
        </draw:connector>
        <draw:rect draw:style-name="gr10" draw:text-style-name="P1" xml:id="id56" draw:id="id56" draw:layer="layout" svg:width="4.826cm" svg:height="1.111cm" svg:x="11.938cm" svg:y="12.763cm">
          <text:p text:style-name="P1">Button</text:p>
        </draw:rect>
        <draw:rect draw:style-name="gr10" draw:text-style-name="P1" xml:id="id57" draw:id="id57" draw:layer="layout" svg:width="4.826cm" svg:height="1.111cm" svg:x="11.938cm" svg:y="14.446cm">
          <text:p text:style-name="P1">Button</text:p>
        </draw:rect>
        <draw:connector draw:style-name="gr3" draw:text-style-name="P1" draw:layer="layout" svg:x1="10.414cm" svg:y1="13.827cm" svg:x2="11.938cm" svg:y2="13.318cm" draw:start-shape="id51" draw:start-glue-point="1" draw:end-shape="id56" draw:end-glue-point="3" svg:d="M10414 13827h762v-509h762">
          <text:p/>
        </draw:connector>
        <draw:connector draw:style-name="gr3" draw:text-style-name="P1" draw:layer="layout" svg:x1="10.414cm" svg:y1="15.382cm" svg:x2="11.938cm" svg:y2="15.001cm" draw:start-shape="id52" draw:start-glue-point="1" draw:end-shape="id57" draw:end-glue-point="3" svg:d="M10414 15382h762v-381h762">
          <text:p/>
        </draw:connector>
        <draw:rect draw:style-name="gr7" draw:text-style-name="P3" draw:layer="layout" svg:width="3.048cm" svg:height="1.27cm" svg:x="24.13cm" svg:y="0.508cm">
          <text:p text:style-name="P3">dnd</text:p>
        </draw:rect>
        <draw:rect draw:style-name="gr7" draw:text-style-name="P3" xml:id="id61" draw:id="id61" draw:layer="layout" svg:width="3.048cm" svg:height="1.27cm" svg:x="24.13cm" svg:y="0.508cm">
          <text:p text:style-name="P3">dnd</text:p>
        </draw:rect>
        <draw:rect draw:style-name="gr10" draw:text-style-name="P1" xml:id="id58" draw:id="id58" draw:layer="layout" svg:width="4.826cm" svg:height="1.111cm" svg:x="20.066cm" svg:y="10.827cm">
          <text:p text:style-name="P1">addChar(char)</text:p>
        </draw:rect>
        <draw:connector draw:style-name="gr11" draw:text-style-name="P1" draw:layer="layout" draw:type="line" svg:x1="17.018cm" svg:y1="8.08cm" svg:x2="20.066cm" svg:y2="11.382cm" draw:start-shape="id45" draw:start-glue-point="1" draw:end-shape="id58" svg:d="M17018 8080l3048 3302">
          <text:p/>
        </draw:connector>
        <draw:rect draw:style-name="gr10" draw:text-style-name="P1" xml:id="id59" draw:id="id59" draw:layer="layout" svg:width="4.826cm" svg:height="1.111cm" svg:x="20.066cm" svg:y="12.446cm">
          <text:p text:style-name="P1">roleAbilities()</text:p>
        </draw:rect>
        <draw:connector draw:style-name="gr11" draw:text-style-name="P1" draw:layer="layout" draw:type="line" svg:x1="16.764cm" svg:y1="18.938cm" svg:x2="20.066cm" svg:y2="13.001cm" draw:start-shape="id55" draw:start-glue-point="1" draw:end-shape="id59" draw:end-glue-point="3" svg:d="M16764 18938l3302-5937">
          <text:p/>
        </draw:connector>
        <draw:rect draw:style-name="gr10" draw:text-style-name="P1" xml:id="id46" draw:id="id46" draw:layer="layout" svg:width="5.334cm" svg:height="1.27cm" svg:x="8.036cm" svg:y="2.501cm">
          <text:p text:style-name="P1">newEquipment()</text:p>
        </draw:rect>
        <draw:rect draw:style-name="gr10" draw:text-style-name="P1" xml:id="id63" draw:id="id63" draw:layer="layout" svg:width="5.334cm" svg:height="1.27cm" svg:x="8.128cm" svg:y="5.08cm">
          <text:p text:style-name="P1">newSpells()</text:p>
        </draw:rect>
        <draw:rect draw:style-name="gr10" draw:text-style-name="P1" xml:id="id60" draw:id="id60" draw:layer="layout" svg:width="7.62cm" svg:height="1.27cm" svg:x="16.256cm" svg:y="2.54cm">
          <text:p text:style-name="P1">getNewEquipment(char)</text:p>
        </draw:rect>
        <draw:rect draw:style-name="gr10" draw:text-style-name="P1" xml:id="id62" draw:id="id62" draw:layer="layout" svg:width="7.02cm" svg:height="1.27cm" svg:x="16.348cm" svg:y="4.257cm">
          <text:p text:style-name="P1">getNewSpells(char)</text:p>
        </draw:rect>
        <draw:connector draw:style-name="gr3" draw:text-style-name="P1" draw:layer="layout" svg:x1="23.876cm" svg:y1="3.175cm" svg:x2="25.654cm" svg:y2="1.778cm" draw:start-shape="id60" draw:start-glue-point="1" draw:end-shape="id61" draw:end-glue-point="2" svg:d="M23876 3175h1778v-1397">
          <text:p/>
        </draw:connector>
        <draw:connector draw:style-name="gr3" draw:text-style-name="P1" draw:layer="layout" svg:x1="25.654cm" svg:y1="1.778cm" svg:x2="23.368cm" svg:y2="4.892cm" draw:start-shape="id61" draw:start-glue-point="2" draw:end-shape="id62" draw:end-glue-point="1" svg:d="M25654 1778v3114h-2286">
          <text:p/>
        </draw:connector>
        <draw:connector draw:style-name="gr3" draw:text-style-name="P1" draw:layer="layout" svg:x1="25.654cm" svg:y1="1.778cm" svg:x2="24.892cm" svg:y2="11.382cm" draw:start-shape="id61" draw:start-glue-point="2" draw:end-shape="id58" draw:end-glue-point="1" svg:d="M25654 1778v9604h-762">
          <text:p/>
        </draw:connector>
        <draw:connector draw:style-name="gr3" draw:text-style-name="P1" draw:layer="layout" svg:x1="25.654cm" svg:y1="1.778cm" svg:x2="24.892cm" svg:y2="13.001cm" draw:start-shape="id61" draw:start-glue-point="2" draw:end-shape="id59" draw:end-glue-point="1" svg:d="M25654 1778v11223h-762">
          <text:p/>
        </draw:connector>
        <draw:connector draw:style-name="gr11" draw:text-style-name="P1" draw:layer="layout" draw:type="line" svg:x1="13.37cm" svg:y1="3.136cm" svg:x2="16.256cm" svg:y2="3.175cm" draw:start-shape="id46" draw:start-glue-point="1" draw:end-shape="id60" draw:end-glue-point="3" svg:d="M13370 3136l2886 39">
          <text:p/>
        </draw:connector>
        <draw:connector draw:style-name="gr11" draw:text-style-name="P1" draw:layer="layout" draw:type="line" svg:x1="13.462cm" svg:y1="5.715cm" svg:x2="16.348cm" svg:y2="4.892cm" draw:start-shape="id63" draw:start-glue-point="1" draw:end-shape="id62" svg:d="M13462 5715l2886-823">
          <text:p/>
        </draw:connector>
        <draw:connector draw:style-name="gr3" draw:text-style-name="P1" draw:layer="layout" svg:x1="5.08cm" svg:y1="1.397cm" svg:x2="8.036cm" svg:y2="3.136cm" draw:start-shape="id47" draw:start-glue-point="1" draw:end-shape="id46" draw:end-glue-point="3" svg:d="M5080 1397h1478v1739h1478">
          <text:p/>
        </draw:connector>
        <draw:connector draw:style-name="gr3" draw:text-style-name="P1" draw:layer="layout" svg:x1="5.08cm" svg:y1="1.397cm" svg:x2="8.128cm" svg:y2="5.715cm" draw:start-shape="id47" draw:start-glue-point="1" draw:end-shape="id63" draw:end-glue-point="3" svg:d="M5080 1397h1524v4318h1524">
          <text:p/>
        </draw:connector>
        <draw:connector draw:style-name="gr9" draw:text-style-name="P1" draw:layer="layout" draw:type="line" svg:x1="10.703cm" svg:y1="3.771cm" svg:x2="10.795cm" svg:y2="5.08cm" draw:start-shape="id46" draw:start-glue-point="2" draw:end-shape="id63" draw:end-glue-point="0" svg:d="M10703 3771l92 1309">
          <text:p/>
        </draw:connector>
        <draw:rect draw:style-name="gr10" draw:text-style-name="P1" xml:id="id64" draw:id="id64" draw:layer="layout" svg:width="6.604cm" svg:height="1.111cm" svg:x="19.758cm" svg:y="14.891cm">
          <text:p text:style-name="P1">addEquipment(char)</text:p>
        </draw:rect>
        <draw:rect draw:style-name="gr10" draw:text-style-name="P1" xml:id="id65" draw:id="id65" draw:layer="layout" svg:width="6.604cm" svg:height="1.111cm" svg:x="19.812cm" svg:y="16.415cm">
          <text:p text:style-name="P1">addSpells(char)</text:p>
        </draw:rect>
        <draw:connector draw:style-name="gr11" draw:text-style-name="P1" draw:layer="layout" draw:type="line" svg:x1="16.764cm" svg:y1="13.318cm" svg:x2="19.758cm" svg:y2="15.446cm" draw:start-shape="id56" draw:start-glue-point="1" draw:end-shape="id64" draw:end-glue-point="3" svg:d="M16764 13318l2994 2128">
          <text:p/>
        </draw:connector>
        <draw:connector draw:style-name="gr11" draw:text-style-name="P1" draw:layer="layout" draw:type="line" svg:x1="16.764cm" svg:y1="15.001cm" svg:x2="19.812cm" svg:y2="16.97cm" draw:start-shape="id57" draw:start-glue-point="1" draw:end-shape="id65" draw:end-glue-point="3" svg:d="M16764 15001l3048 1969">
          <text:p/>
        </draw:connector>
        <draw:connector draw:style-name="gr3" draw:text-style-name="P1" draw:layer="layout" svg:x1="26.362cm" svg:y1="15.446cm" svg:x2="25.654cm" svg:y2="1.778cm" draw:start-shape="id64" draw:start-glue-point="1" draw:end-shape="id61" draw:end-glue-point="2" svg:d="M26362 15446h501v-7111h-1209v-6557">
          <text:p/>
        </draw:connector>
        <draw:connector draw:style-name="gr3" draw:text-style-name="P1" draw:layer="layout" svg:x1="26.416cm" svg:y1="16.97cm" svg:x2="25.654cm" svg:y2="1.778cm" draw:start-shape="id65" draw:start-glue-point="1" draw:end-shape="id61" draw:end-glue-point="2" svg:d="M26416 16970h501v-7873h-1263v-7319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6" draw:text-style-name="P1" xml:id="id66" draw:id="id66" draw:layer="layout" svg:width="3.81cm" svg:height="1.27cm" svg:x="0.508cm" svg:y="0.762cm">
          <text:p text:style-name="P1">charSheet</text:p>
        </draw:rect>
        <draw:rect draw:style-name="gr6" draw:text-style-name="P1" xml:id="id68" draw:id="id68" draw:layer="layout" svg:width="4.826cm" svg:height="1.135cm" svg:x="5.334cm" svg:y="7.431cm">
          <text:p text:style-name="P1">abilities</text:p>
        </draw:rect>
        <draw:rect draw:style-name="gr6" draw:text-style-name="P1" xml:id="id67" draw:id="id67" draw:layer="layout" svg:width="4.826cm" svg:height="1.135cm" svg:x="5.272cm" svg:y="5.842cm">
          <text:p text:style-name="P1">stats</text:p>
        </draw:rect>
        <draw:rect draw:style-name="gr6" draw:text-style-name="P1" xml:id="id69" draw:id="id69" draw:layer="layout" svg:width="4.826cm" svg:height="1.135cm" svg:x="5.334cm" svg:y="9.02cm">
          <text:p text:style-name="P1">skills</text:p>
        </draw:rect>
        <draw:rect draw:style-name="gr6" draw:text-style-name="P1" xml:id="id70" draw:id="id70" draw:layer="layout" svg:width="4.826cm" svg:height="1.134cm" svg:x="5.334cm" svg:y="10.609cm">
          <text:p text:style-name="P1">equipment</text:p>
        </draw:rect>
        <draw:rect draw:style-name="gr6" draw:text-style-name="P1" xml:id="id71" draw:id="id71" draw:layer="layout" svg:width="4.826cm" svg:height="1.135cm" svg:x="5.334cm" svg:y="12.197cm">
          <text:p text:style-name="P1">spells</text:p>
        </draw:rect>
        <draw:rect draw:style-name="gr6" draw:text-style-name="P1" xml:id="id72" draw:id="id72" draw:layer="layout" svg:width="4.826cm" svg:height="1.135cm" svg:x="5.334cm" svg:y="13.786cm">
          <text:p text:style-name="P1">health</text:p>
        </draw:rect>
        <draw:rect draw:style-name="gr6" draw:text-style-name="P1" xml:id="id73" draw:id="id73" draw:layer="layout" svg:width="4.826cm" svg:height="1.135cm" svg:x="5.334cm" svg:y="15.375cm">
          <text:p text:style-name="P1">combat</text:p>
        </draw:rect>
        <draw:connector draw:style-name="gr3" draw:text-style-name="P1" draw:layer="layout" svg:x1="2.413cm" svg:y1="2.032cm" svg:x2="5.272cm" svg:y2="6.409cm" draw:start-shape="id66" draw:start-glue-point="2" draw:end-shape="id67" draw:end-glue-point="3" svg:d="M2413 2032v4377h2859">
          <text:p/>
        </draw:connector>
        <draw:connector draw:style-name="gr3" draw:text-style-name="P1" draw:layer="layout" svg:x1="2.413cm" svg:y1="2.032cm" svg:x2="5.334cm" svg:y2="7.998cm" draw:start-shape="id66" draw:start-glue-point="2" draw:end-shape="id68" draw:end-glue-point="3" svg:d="M2413 2032v5966h2921">
          <text:p/>
        </draw:connector>
        <draw:connector draw:style-name="gr3" draw:text-style-name="P1" draw:layer="layout" svg:x1="2.413cm" svg:y1="2.032cm" svg:x2="5.334cm" svg:y2="9.587cm" draw:start-shape="id66" draw:start-glue-point="2" draw:end-shape="id69" draw:end-glue-point="3" svg:d="M2413 2032v7555h2921">
          <text:p/>
        </draw:connector>
        <draw:connector draw:style-name="gr3" draw:text-style-name="P1" draw:layer="layout" svg:x1="2.413cm" svg:y1="2.032cm" svg:x2="5.334cm" svg:y2="11.176cm" draw:start-shape="id66" draw:start-glue-point="2" draw:end-shape="id70" draw:end-glue-point="3" svg:d="M2413 2032v9144h2921">
          <text:p/>
        </draw:connector>
        <draw:connector draw:style-name="gr3" draw:text-style-name="P1" draw:layer="layout" svg:x1="2.413cm" svg:y1="2.032cm" svg:x2="5.334cm" svg:y2="12.764cm" draw:start-shape="id66" draw:start-glue-point="2" draw:end-shape="id71" draw:end-glue-point="3" svg:d="M2413 2032v10732h2921">
          <text:p/>
        </draw:connector>
        <draw:connector draw:style-name="gr3" draw:text-style-name="P1" draw:layer="layout" svg:x1="2.413cm" svg:y1="2.032cm" svg:x2="5.334cm" svg:y2="14.353cm" draw:start-shape="id66" draw:start-glue-point="2" draw:end-shape="id72" draw:end-glue-point="3" svg:d="M2413 2032v12321h2921">
          <text:p/>
        </draw:connector>
        <draw:connector draw:style-name="gr3" draw:text-style-name="P1" draw:layer="layout" svg:x1="2.413cm" svg:y1="2.032cm" svg:x2="5.334cm" svg:y2="15.942cm" draw:start-shape="id66" draw:start-glue-point="2" draw:end-shape="id73" draw:end-glue-point="3" svg:d="M2413 2032v13910h2921">
          <text:p/>
        </draw:connector>
        <draw:rect draw:style-name="gr10" draw:text-style-name="P1" xml:id="id75" draw:id="id75" draw:layer="layout" svg:width="7.272cm" svg:height="1.135cm" svg:x="12.794cm" svg:y="7.296cm">
          <text:p text:style-name="P1">loadAbilities(char)</text:p>
        </draw:rect>
        <draw:rect draw:style-name="gr10" draw:text-style-name="P1" xml:id="id74" draw:id="id74" draw:layer="layout" svg:width="7.272cm" svg:height="1.135cm" svg:x="12.7cm" svg:y="5.707cm">
          <text:p text:style-name="P1">loadStats(char)</text:p>
        </draw:rect>
        <draw:rect draw:style-name="gr10" draw:text-style-name="P1" xml:id="id76" draw:id="id76" draw:layer="layout" svg:width="7.272cm" svg:height="1.135cm" svg:x="12.794cm" svg:y="8.885cm">
          <text:p text:style-name="P1">loadSkills(char)</text:p>
        </draw:rect>
        <draw:rect draw:style-name="gr10" draw:text-style-name="P1" xml:id="id77" draw:id="id77" draw:layer="layout" svg:width="7.272cm" svg:height="1.134cm" svg:x="12.794cm" svg:y="10.474cm">
          <text:p text:style-name="P1">loadEquipment(char)</text:p>
        </draw:rect>
        <draw:rect draw:style-name="gr10" draw:text-style-name="P1" xml:id="id78" draw:id="id78" draw:layer="layout" svg:width="7.272cm" svg:height="1.135cm" svg:x="12.794cm" svg:y="12.062cm">
          <text:p text:style-name="P1">loadSpells(char)</text:p>
        </draw:rect>
        <draw:rect draw:style-name="gr10" draw:text-style-name="P1" xml:id="id79" draw:id="id79" draw:layer="layout" svg:width="7.272cm" svg:height="1.135cm" svg:x="12.794cm" svg:y="13.651cm">
          <text:p text:style-name="P1">loadHealth(char)</text:p>
        </draw:rect>
        <draw:rect draw:style-name="gr10" draw:text-style-name="P1" xml:id="id80" draw:id="id80" draw:layer="layout" svg:width="7.272cm" svg:height="1.135cm" svg:x="12.794cm" svg:y="15.24cm">
          <text:p text:style-name="P1">loadCombat(char)</text:p>
        </draw:rect>
        <draw:connector draw:style-name="gr3" draw:text-style-name="P1" draw:layer="layout" svg:x1="10.098cm" svg:y1="6.409cm" svg:x2="12.7cm" svg:y2="6.274cm" draw:start-shape="id67" draw:start-glue-point="1" draw:end-shape="id74" draw:end-glue-point="3" svg:d="M10098 6409h1301v-135h1301">
          <text:p/>
        </draw:connector>
        <draw:connector draw:style-name="gr3" draw:text-style-name="P1" draw:layer="layout" svg:x1="10.16cm" svg:y1="7.998cm" svg:x2="12.794cm" svg:y2="7.863cm" draw:start-shape="id68" draw:end-shape="id75" draw:end-glue-point="3" svg:d="M10160 7998h1317v-135h1317">
          <text:p/>
        </draw:connector>
        <draw:connector draw:style-name="gr3" draw:text-style-name="P1" draw:layer="layout" svg:x1="10.16cm" svg:y1="9.587cm" svg:x2="12.794cm" svg:y2="9.452cm" draw:start-shape="id69" draw:start-glue-point="1" draw:end-shape="id76" draw:end-glue-point="3" svg:d="M10160 9587h1317v-135h1317">
          <text:p/>
        </draw:connector>
        <draw:connector draw:style-name="gr3" draw:text-style-name="P1" draw:layer="layout" svg:x1="10.16cm" svg:y1="11.176cm" svg:x2="12.794cm" svg:y2="11.041cm" draw:start-shape="id70" draw:start-glue-point="1" draw:end-shape="id77" draw:end-glue-point="3" svg:d="M10160 11176h1317v-135h1317">
          <text:p/>
        </draw:connector>
        <draw:connector draw:style-name="gr3" draw:text-style-name="P1" draw:layer="layout" svg:x1="10.16cm" svg:y1="12.764cm" svg:x2="12.794cm" svg:y2="12.629cm" draw:start-shape="id71" draw:start-glue-point="1" draw:end-shape="id78" draw:end-glue-point="3" svg:d="M10160 12764h1317v-135h1317">
          <text:p/>
        </draw:connector>
        <draw:connector draw:style-name="gr3" draw:text-style-name="P1" draw:layer="layout" svg:x1="10.16cm" svg:y1="14.353cm" svg:x2="12.794cm" svg:y2="14.218cm" draw:start-shape="id72" draw:start-glue-point="1" draw:end-shape="id79" draw:end-glue-point="3" svg:d="M10160 14353h1317v-135h1317">
          <text:p/>
        </draw:connector>
        <draw:connector draw:style-name="gr3" draw:text-style-name="P1" draw:layer="layout" svg:x1="10.16cm" svg:y1="15.942cm" svg:x2="12.794cm" svg:y2="15.807cm" draw:start-shape="id73" draw:start-glue-point="1" draw:end-shape="id80" draw:end-glue-point="3" svg:d="M10160 15942h1317v-135h1317">
          <text:p/>
        </draw:connector>
        <draw:rect draw:style-name="gr10" draw:text-style-name="P1" xml:id="id81" draw:id="id81" draw:layer="layout" svg:width="7.272cm" svg:height="1.135cm" svg:x="6.096cm" svg:y="2.54cm">
          <text:p text:style-name="P1">loadChar(char)</text:p>
        </draw:rect>
        <draw:connector draw:style-name="gr3" draw:text-style-name="P1" draw:layer="layout" svg:x1="4.318cm" svg:y1="1.397cm" svg:x2="6.096cm" svg:y2="3.107cm" draw:start-shape="id66" draw:start-glue-point="1" draw:end-shape="id81" svg:d="M4318 1397h889v1710h889">
          <text:p/>
        </draw:connector>
        <draw:rect draw:style-name="gr10" draw:text-style-name="P1" xml:id="id83" draw:id="id83" draw:layer="layout" svg:width="7.272cm" svg:height="1.135cm" svg:x="16.764cm" svg:y="2.675cm">
          <text:p text:style-name="P1">getChar(char)</text:p>
        </draw:rect>
        <draw:rect draw:style-name="gr7" draw:text-style-name="P3" xml:id="id82" draw:id="id82" draw:layer="layout" svg:width="3.048cm" svg:height="1.27cm" svg:x="23.622cm" svg:y="0.508cm">
          <text:p text:style-name="P3">dnd</text:p>
        </draw:rect>
        <draw:connector draw:style-name="gr3" draw:text-style-name="P1" draw:layer="layout" svg:x1="25.146cm" svg:y1="1.778cm" svg:x2="24.036cm" svg:y2="3.242cm" draw:start-shape="id82" draw:start-glue-point="2" draw:end-shape="id83" draw:end-glue-point="1" svg:d="M25146 1778v1464h-1110">
          <text:p/>
        </draw:connector>
        <draw:connector draw:style-name="gr11" draw:text-style-name="P1" draw:layer="layout" draw:type="line" svg:x1="13.368cm" svg:y1="3.107cm" svg:x2="16.764cm" svg:y2="3.242cm" draw:start-shape="id81" draw:start-glue-point="1" draw:end-shape="id83" draw:end-glue-point="3" svg:d="M13368 3107l3396 135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7" draw:text-style-name="P3" draw:layer="layout" svg:width="3.048cm" svg:height="1.27cm" svg:x="1.016cm" svg:y="1.016cm">
          <text:p text:style-name="P3">dnd</text:p>
        </draw:rect>
        <draw:rect draw:style-name="gr7" draw:text-style-name="P3" xml:id="id84" draw:id="id84" draw:layer="layout" svg:width="3.048cm" svg:height="1.27cm" svg:x="1.016cm" svg:y="1.016cm">
          <text:p text:style-name="P3">dnd</text:p>
        </draw:rect>
        <draw:rect draw:style-name="gr10" draw:text-style-name="P1" xml:id="id91" draw:id="id91" draw:layer="layout" svg:width="7.272cm" svg:height="1.135cm" svg:x="5.428cm" svg:y="14.648cm">
          <text:p text:style-name="P1">getChar(char)</text:p>
        </draw:rect>
        <draw:rect draw:style-name="gr10" draw:text-style-name="P1" xml:id="id86" draw:id="id86" draw:layer="layout" svg:width="4.826cm" svg:height="1.111cm" svg:x="5.588cm" svg:y="5.937cm">
          <text:p text:style-name="P1">addChar(char)</text:p>
        </draw:rect>
        <draw:rect draw:style-name="gr10" draw:text-style-name="P1" xml:id="id85" draw:id="id85" draw:layer="layout" svg:width="4.826cm" svg:height="1.111cm" svg:x="5.588cm" svg:y="4.159cm">
          <text:p text:style-name="P1">roleAbilities()</text:p>
        </draw:rect>
        <draw:rect draw:style-name="gr10" draw:text-style-name="P1" xml:id="id87" draw:id="id87" draw:layer="layout" svg:width="7.62cm" svg:height="1.27cm" svg:x="5.588cm" svg:y="7.715cm">
          <text:p text:style-name="P1">getNewEquipment(char)</text:p>
        </draw:rect>
        <draw:rect draw:style-name="gr10" draw:text-style-name="P1" xml:id="id89" draw:id="id89" draw:layer="layout" svg:width="7.02cm" svg:height="1.27cm" svg:x="5.588cm" svg:y="11.271cm">
          <text:p text:style-name="P1">getNewSpells(char)</text:p>
        </draw:rect>
        <draw:rect draw:style-name="gr10" draw:text-style-name="P1" xml:id="id88" draw:id="id88" draw:layer="layout" svg:width="6.604cm" svg:height="1.111cm" svg:x="5.588cm" svg:y="9.493cm">
          <text:p text:style-name="P1">addEquipment(char)</text:p>
        </draw:rect>
        <draw:rect draw:style-name="gr10" draw:text-style-name="P1" xml:id="id90" draw:id="id90" draw:layer="layout" svg:width="6.604cm" svg:height="1.111cm" svg:x="5.588cm" svg:y="13.049cm">
          <text:p text:style-name="P1">addSpells(char)</text:p>
        </draw:rect>
        <draw:connector draw:style-name="gr3" draw:text-style-name="P1" draw:layer="layout" svg:x1="2.54cm" svg:y1="2.286cm" svg:x2="5.588cm" svg:y2="4.714cm" draw:start-shape="id84" draw:start-glue-point="2" draw:end-shape="id85" draw:end-glue-point="3" svg:d="M2540 2286v2428h3048">
          <text:p/>
        </draw:connector>
        <draw:connector draw:style-name="gr3" draw:text-style-name="P1" draw:layer="layout" svg:x1="2.54cm" svg:y1="2.286cm" svg:x2="5.588cm" svg:y2="6.492cm" draw:start-shape="id84" draw:start-glue-point="2" draw:end-shape="id86" draw:end-glue-point="3" svg:d="M2540 2286v4206h3048">
          <text:p/>
        </draw:connector>
        <draw:connector draw:style-name="gr3" draw:text-style-name="P1" draw:layer="layout" svg:x1="2.54cm" svg:y1="2.286cm" svg:x2="5.588cm" svg:y2="8.35cm" draw:start-shape="id84" draw:start-glue-point="2" draw:end-shape="id87" draw:end-glue-point="3" svg:d="M2540 2286v6064h3048">
          <text:p/>
        </draw:connector>
        <draw:connector draw:style-name="gr3" draw:text-style-name="P1" draw:layer="layout" svg:x1="2.54cm" svg:y1="2.286cm" svg:x2="5.588cm" svg:y2="10.048cm" draw:start-shape="id84" draw:start-glue-point="2" draw:end-shape="id88" draw:end-glue-point="3" svg:d="M2540 2286v7762h3048">
          <text:p/>
        </draw:connector>
        <draw:connector draw:style-name="gr3" draw:text-style-name="P1" draw:layer="layout" svg:x1="2.54cm" svg:y1="2.286cm" svg:x2="5.588cm" svg:y2="11.906cm" draw:start-shape="id84" draw:start-glue-point="2" draw:end-shape="id89" draw:end-glue-point="3" svg:d="M2540 2286v9620h3048">
          <text:p/>
        </draw:connector>
        <draw:connector draw:style-name="gr3" draw:text-style-name="P1" draw:layer="layout" svg:x1="2.54cm" svg:y1="2.286cm" svg:x2="5.588cm" svg:y2="13.604cm" draw:start-shape="id84" draw:start-glue-point="2" draw:end-shape="id90" draw:end-glue-point="3" svg:d="M2540 2286v11318h3048">
          <text:p/>
        </draw:connector>
        <draw:connector draw:style-name="gr3" draw:text-style-name="P1" draw:layer="layout" svg:x1="2.54cm" svg:y1="2.286cm" svg:x2="5.428cm" svg:y2="15.215cm" draw:start-shape="id84" draw:start-glue-point="2" draw:end-shape="id91" draw:end-glue-point="3" svg:d="M2540 2286v12929h2888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4T13:45:12.831285856</meta:creation-date>
    <dc:date>2015-01-23T16:18:12.65</dc:date>
    <meta:editing-duration>PT49M41S</meta:editing-duration>
    <meta:editing-cycles>3</meta:editing-cycles>
    <meta:generator>OpenOffice/4.1.1$Win32 OpenOffice.org_project/411m6$Build-9775</meta:generator>
    <dc:creator>james </dc:creator>
    <meta:document-statistic meta:object-count="218"/>
  </office:meta>
</office:document-meta>
</file>